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/>
    <style:style style:name="P2" style:family="paragraph" style:parent-style-name="Text_20_body">
      <style:text-properties officeooo:rsid="000a0314" officeooo:paragraph-rsid="000a0314"/>
    </style:style>
    <style:style style:name="T1" style:family="text">
      <style:text-properties officeooo:rsid="0006494e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84b44"/>
    </style:style>
    <style:style style:name="T4" style:family="text">
      <style:text-properties fo:language="ru" fo:country="RU" officeooo:rsid="00084b44"/>
    </style:style>
    <style:style style:name="T5" style:family="text">
      <style:text-properties officeooo:rsid="0008db3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Основные методы и ключевые понятия.</text:h>
      <text:list text:style-name="L1">
        <text:list-item>
          <text:p text:style-name="P1">Lookup tables.</text:p>
        </text:list-item>
        <text:list-item>
          <text:p text:style-name="P1">Разложение в ряд Тейлора.</text:p>
        </text:list-item>
        <text:list-item>
          <text:p text:style-name="P1">Полиномы Чебышева (связь с минимаксом).</text:p>
        </text:list-item>
        <text:list-item>
          <text:p text:style-name="P1">Piecewise approximations.</text:p>
        </text:list-item>
        <text:list-item>
          <text:p text:style-name="P1">CORDIC Algorithm.</text:p>
        </text:list-item>
        <text:list-item>
          <text:p text:style-name="P1">Рациональная аппроксимация (Паде).</text:p>
        </text:list-item>
        <text:list-item>
          <text:p text:style-name="P1">Horner’s method.</text:p>
        </text:list-item>
        <text:list-item>
          <text:p text:style-name="P1">Алгоритм Ремеза (связь с минимаксом, полиномами Чебышева: вычисление коэффициентов).</text:p>
        </text:list-item>
        <text:list-item>
          <text:p text:style-name="P1">Range reduction.</text:p>
        </text:list-item>
        <text:list-item>
          <text:p text:style-name="P1">Minimax approximation.</text:p>
        </text:list-item>
        <text:list-item>
          <text:p text:style-name="P1">Newton-Raphson для вычисления корня.</text:p>
        </text:list-item>
      </text:list>
      <text:p text:style-name="Standard"/>
      <text:h text:style-name="Heading_20_2" text:outline-level="2">Рациональная аппроксимация</text:h>
      <text:p text:style-name="Text_20_body">Может дать <text:span text:style-name="T1">большую </text:span>точность.</text:p>
      <text:h text:style-name="Heading_20_2" text:outline-level="2">Разложение в ряд Тейлора</text:h>
      <text:p text:style-name="Text_20_body">Наименьшая ошибка только в близи точки разложения, <text:span text:style-name="T5">т. е. распределение ошибок неравномерное.</text:span></text:p>
      <text:h text:style-name="Heading_20_2" text:outline-level="2">Полиномы Чебышева</text:h>
      <text:p text:style-name="Text_20_body">Фиксированная ошибка (не больше) на всем интервале.</text:p>
      <text:p text:style-name="P2">Задача подбора коэффициентов.</text:p>
      <text:h text:style-name="Heading_20_2" text:outline-level="2">Newton-Raphson для вычисления корня</text:h>
      <text:p text:style-name="Text_20_body">В Clang, кстати, на нем и деление реализовано <text:span text:style-name="T3">(</text:span><text:span text:style-name="T4">видимо в той части, где вычисляется приближение для </text:span><text:span text:style-name="T3">1/x).</text:span></text:p>
      <text:p text:style-name="Text_20_body">Range reduction is produced naturally by the ﬂoating point representation.</text:p>
      <text:p text:style-name="Text_20_body">The natural domain of the square root function is all nonnegative numbers, leading to the effective domain [0,MAXNUM] for the given ﬂoating point representa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7T03:23:11.361000000</meta:creation-date>
    <dc:date>2024-12-17T04:19:20.741000000</dc:date>
    <meta:editing-duration>PT56M7S</meta:editing-duration>
    <meta:editing-cycles>5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3" meta:word-count="142" meta:character-count="1015" meta:non-whitespace-character-count="907"/>
  </office:meta>
</office:document-meta>
</file>